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2:07:11.125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3.7.2$Windows_X86_64 LibreOffice_project/6b8ed514a9f8b44d37a1b96673cbbdd077e24059</meta:generator>
  </office:meta>
</office:document-meta>
</file>